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solid" svg:stroke-width="0.026cm" svg:stroke-color="#46aac4" draw:fill="gradient" draw:fill-gradient-name="Gradient_20_2" draw:textarea-vertical-align="middle" draw:auto-grow-height="false" draw:fit-to-size="false" fo:min-height="2.727cm" fo:min-width="3.57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" style:family="graphic" style:parent-style-name="standard" style:list-style-name="L3">
      <style:graphic-properties draw:stroke="solid" svg:stroke-width="0.026cm" svg:stroke-color="#46aac4" draw:fill="gradient" draw:fill-gradient-name="Gradient_20_2" draw:textarea-vertical-align="middle" draw:auto-grow-height="false" draw:fit-to-size="false" fo:min-height="2.727cm" fo:min-width="3.57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5.012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98b855" draw:fill="gradient" draw:fill-gradient-name="Gradient_20_3" draw:textarea-vertical-align="middle" draw:auto-grow-height="false" draw:fit-to-size="false" fo:min-height="2.369cm" fo:min-width="3.29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standard">
      <style:graphic-properties draw:stroke="solid" svg:stroke-width="0.026cm" svg:stroke-color="#98b855" draw:fill="gradient" draw:fill-gradient-name="Gradient_20_3" draw:textarea-vertical-align="middle" draw:auto-grow-height="false" draw:fit-to-size="false" fo:min-height="2.369cm" fo:min-width="3.29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 style:list-style-name="L3">
      <style:graphic-properties draw:stroke="solid" svg:stroke-width="0.026cm" svg:stroke-color="#98b855" draw:fill="gradient" draw:fill-gradient-name="Gradient_20_3" draw:textarea-vertical-align="middle" draw:auto-grow-height="false" draw:fit-to-size="false" fo:min-height="2.369cm" fo:min-width="3.29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4a7ebb" draw:marker-start="msArrowOpenEnd_20_5" draw:marker-start-width="0.315cm" draw:marker-start-center="false" draw:marker-end="msArrowOpenEnd_20_5" draw:marker-end-width="0.315cm" draw:marker-end-center="false" draw:fill="none" draw:textarea-vertical-align="top" draw:auto-grow-height="false" fo:min-height="1.746cm" fo:min-width="1.704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solid" svg:stroke-width="0.026cm" svg:stroke-color="#98b855" draw:fill="gradient" draw:fill-gradient-name="Gradient_20_3" draw:textarea-vertical-align="middle" draw:auto-grow-height="false" draw:fit-to-size="false" fo:min-height="2.369cm" fo:min-width="3.29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solid" svg:stroke-width="0.026cm" svg:stroke-color="#46aac4" draw:fill="gradient" draw:fill-gradient-name="Gradient_20_2" draw:textarea-vertical-align="middle" draw:auto-grow-height="false" draw:fit-to-size="false" fo:min-height="2.727cm" fo:min-width="3.57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5" style:family="graphic" style:parent-style-name="standard" style:list-style-name="L3">
      <style:graphic-properties draw:stroke="solid" svg:stroke-width="0.026cm" svg:stroke-color="#46aac4" draw:fill="gradient" draw:fill-gradient-name="Gradient_20_2" draw:textarea-vertical-align="middle" draw:auto-grow-height="false" draw:fit-to-size="false" fo:min-height="2.727cm" fo:min-width="3.57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3">
      <style:graphic-properties draw:stroke="solid" svg:stroke-width="0.026cm" svg:stroke-color="#98b855" draw:fill="gradient" draw:fill-gradient-name="Gradient_20_3" draw:textarea-vertical-align="middle" draw:auto-grow-height="false" draw:fit-to-size="false" fo:min-height="2.369cm" fo:min-width="3.29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8" style:family="graphic" style:parent-style-name="standard" style:list-style-name="L3">
      <style:graphic-properties draw:stroke="solid" svg:stroke-width="0.026cm" svg:stroke-color="#98b855" draw:fill="gradient" draw:fill-gradient-name="Gradient_20_3" draw:textarea-vertical-align="middle" draw:auto-grow-height="false" draw:fit-to-size="false" fo:min-height="2.369cm" fo:min-width="3.29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solid" svg:stroke-width="0.026cm" svg:stroke-color="#4a7ebb" draw:fill="gradient" draw:fill-gradient-name="Gradient_20_5" draw:textarea-vertical-align="middle" draw:auto-grow-height="false" draw:fit-to-size="false" fo:min-height="1.538cm" fo:min-width="3.26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2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1.065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solid" svg:stroke-width="0.026cm" svg:stroke-color="#98b855" draw:fill="gradient" draw:fill-gradient-name="Gradient_20_3" draw:textarea-vertical-align="middle" draw:auto-grow-height="false" draw:fit-to-size="false" fo:min-height="1.036cm" fo:min-width="4.45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4" style:family="graphic" style:parent-style-name="standard" style:list-style-name="L3">
      <style:graphic-properties draw:stroke="solid" svg:stroke-width="0.026cm" svg:stroke-color="#46aac4" draw:fill="gradient" draw:fill-gradient-name="Gradient_20_2" draw:textarea-vertical-align="middle" draw:auto-grow-height="false" draw:fit-to-size="false" fo:min-height="2.151cm" fo:min-width="2.283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5" style:family="graphic" style:parent-style-name="standard" style:list-style-name="L3">
      <style:graphic-properties draw:stroke="solid" svg:stroke-width="0.026cm" svg:stroke-color="#4a7ebb" draw:fill="gradient" draw:fill-gradient-name="Gradient_20_5" draw:textarea-vertical-align="middle" draw:auto-grow-height="false" draw:fit-to-size="false" fo:min-height="1.756cm" fo:min-width="4.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6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1.104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solid" svg:stroke-width="0.026cm" svg:stroke-color="#98b855" draw:fill="gradient" draw:fill-gradient-name="Gradient_20_3" draw:textarea-vertical-align="middle" draw:auto-grow-height="false" draw:fit-to-size="false" fo:min-height="1.036cm" fo:min-width="2.39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8" style:family="graphic" style:parent-style-name="standard">
      <style:graphic-properties draw:stroke="dash" draw:stroke-dash="Dashed_20__28_var_29__20_6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solid" svg:stroke-width="0.026cm" svg:stroke-color="#7d5fa0" draw:fill="gradient" draw:fill-gradient-name="Gradient_20_6" draw:textarea-vertical-align="middle" draw:auto-grow-height="false" draw:fit-to-size="false" fo:min-height="1.977cm" fo:min-width="2.80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.519cm" fo:min-width="2.149cm" fo:padding-top="0.125cm" fo:padding-bottom="0.125cm" fo:padding-left="0.25cm" fo:padding-right="0.25cm" fo:wrap-option="wrap"/>
    </style:style>
    <style:style style:name="gr32" style:family="graphic" style:parent-style-name="standard" style:list-style-name="L3">
      <style:graphic-properties draw:stroke="solid" svg:stroke-width="0.026cm" svg:stroke-color="#46aac4" draw:fill="gradient" draw:fill-gradient-name="Gradient_20_2" draw:textarea-vertical-align="middle" draw:auto-grow-height="false" draw:fit-to-size="false" fo:min-height="2.151cm" fo:min-width="2.94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3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1.136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.009cm" fo:min-width="2.545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 style:list-style-name="L3">
      <style:graphic-properties draw:stroke="solid" svg:stroke-width="0.026cm" svg:stroke-color="#4a7ebb" draw:fill="gradient" draw:fill-gradient-name="Gradient_20_5" draw:textarea-vertical-align="middle" draw:auto-grow-height="false" draw:fit-to-size="false" fo:min-height="1.538cm" fo:min-width="3.26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7" style:family="graphic" style:parent-style-name="standard" style:list-style-name="L3">
      <style:graphic-properties draw:stroke="solid" svg:stroke-width="0.026cm" svg:stroke-color="#98b855" draw:fill="gradient" draw:fill-gradient-name="Gradient_20_3" draw:textarea-vertical-align="middle" draw:auto-grow-height="false" draw:fit-to-size="false" fo:min-height="1.036cm" fo:min-width="1.30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8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1.896cm" fo:min-width="0cm" fo:padding-top="0.125cm" fo:padding-bottom="0.125cm" fo:padding-left="0.25cm" fo:padding-right="0.25cm" fo:wrap-option="wrap"/>
    </style:style>
    <style:style style:name="gr39" style:family="graphic" style:parent-style-name="standard" style:list-style-name="L3">
      <style:graphic-properties draw:stroke="solid" svg:stroke-width="0.026cm" svg:stroke-color="#46aac4" draw:fill="gradient" draw:fill-gradient-name="Gradient_20_2" draw:textarea-vertical-align="middle" draw:auto-grow-height="false" draw:fit-to-size="false" fo:min-height="1.684cm" fo:min-width="3.90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0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1.385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3.007cm" fo:min-width="2.209cm" fo:padding-top="0.125cm" fo:padding-bottom="0.125cm" fo:padding-left="0.25cm" fo:padding-right="0.25cm" fo:wrap-option="wrap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1.404cm" fo:min-width="2.597cm" fo:padding-top="0.125cm" fo:padding-bottom="0.125cm" fo:padding-left="0.25cm" fo:padding-right="0.25cm" fo:wrap-option="wrap"/>
    </style:style>
    <style:style style:name="gr44" style:family="graphic" style:parent-style-name="standard" style:list-style-name="L3">
      <style:graphic-properties draw:stroke="solid" svg:stroke-width="0.026cm" svg:stroke-color="#46aac4" draw:fill="gradient" draw:fill-gradient-name="Gradient_20_2" draw:textarea-vertical-align="middle" draw:auto-grow-height="false" draw:fit-to-size="false" fo:min-height="1.542cm" fo:min-width="3.693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5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2.462cm" fo:min-width="3.184cm" fo:padding-top="0.125cm" fo:padding-bottom="0.125cm" fo:padding-left="0.25cm" fo:padding-right="0.25cm" fo:wrap-option="wrap"/>
    </style:style>
    <style:style style:name="pr1" style:family="presentation" style:parent-style-name="标题幻灯片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标题幻灯片-subtitle" style:list-style-name="L7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标题幻灯片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标题幻灯片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标题幻灯片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标题和内容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标题和内容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标题和内容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标题和内容-notes">
      <style:graphic-properties draw:fill-color="#ffffff" fo:min-height="13.829cm"/>
    </style:style>
    <style:style style:name="pr10" style:family="presentation" style:parent-style-name="标题和内容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标题和内容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标题和内容-notes">
      <style:graphic-properties draw:fill-color="#ffffff" fo:min-height="12.572cm"/>
    </style:style>
    <style:style style:name="pr13" style:family="presentation" style:parent-style-name="标题和内容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标题和内容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标题和内容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标题和内容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7" style:family="presentation" style:parent-style-name="标题和内容_5f_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标题和内容_5f_-notes">
      <style:graphic-properties draw:fill-color="#ffffff" fo:min-height="12.572cm"/>
    </style:style>
    <style:style style:name="pr19" style:family="presentation" style:parent-style-name="标题和内容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标题和内容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标题和内容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标题和内容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标题和内容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标题和内容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" style:family="presentation" style:parent-style-name="标题和内容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标题和内容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标题和内容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8" style:family="presentation" style:parent-style-name="标题和内容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5.2999992370605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.1999998092651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.1999998092651pt" style:font-size-asian="14pt" style:font-size-complex="14pt" fo:hyphenate="false"/>
    </style:style>
    <style:style style:name="P7" style:family="paragraph">
      <style:paragraph-properties fo:text-align="start" style:font-independent-line-spacing="true"/>
      <style:text-properties fo:font-size="19.799999237060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.1999998092651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3.1999998092651pt" style:font-size-asian="14pt" style:font-size-complex="14pt" fo:hyphenate="false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text-align="start" style:font-independent-line-spacing="true"/>
      <style:text-properties fo:font-size="32pt"/>
    </style:style>
    <style:style style:name="P13" style:family="paragraph">
      <style:text-properties fo:font-size="22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19" style:family="paragraph"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标题幻灯片" presentation:presentation-page-layout-name="AL1T0">
        <draw:frame draw:name="标题 1" presentation:style-name="pr1" draw:text-style-name="P2" draw:layer="layout" svg:width="23.799cm" svg:height="3.178cm" svg:x="2.093cm" svg:y="5.649cm" presentation:class="title" presentation:user-transformed="true">
          <draw:text-box>
            <text:p text:style-name="P1"><text:span text:style-name="T1">Incremental Unit Testing</text:span></text:p>
          </draw:text-box>
        </draw:frame>
        <draw:frame draw:name="副标题 2" presentation:style-name="pr2" draw:text-style-name="P4" draw:layer="layout" svg:width="19.599cm" svg:height="5.365cm" svg:x="4.2cm" svg:y="11.9cm" presentation:class="subtitle" presentation:user-transformed="true">
          <draw:text-box>
            <text:p text:style-name="P3"><text:span text:style-name="T2">STAP Group</text:span></text:p>
            <text:p text:style-name="P3"><text:span text:style-name="T2">Shanghai Jiao Tong University</text:span></text:p>
            <text:p text:style-name="P3"><text:span text:style-name="T2"/></text:p>
          </draw:text-box>
        </draw:frame>
        <draw:frame draw:name="日期占位符 3" presentation:style-name="pr3" draw:text-style-name="P6" draw:layer="layout" svg:width="6.533cm" svg:height="1.117cm" svg:x="1.4cm" svg:y="19.464cm" presentation:class="date-time" presentation:user-transformed="true">
          <draw:text-box>
            <text:p text:style-name="P5"><text:span text:style-name="T3"><text:date style:data-style-name="D1" text:date-value="2016-07-23">7/23/16</text:date></text:span></text:p>
          </draw:text-box>
        </draw:frame>
        <presentation:notes draw:style-name="dp2">
          <draw:page-thumbnail draw:name="幻灯片图像占位符 1" draw:style-name="gr1" draw:layer="layout" svg:width="14.392cm" svg:height="10.476cm" svg:x="3.598cm" svg:y="2.095cm" draw:page-number="1" presentation:class="page"/>
          <draw:frame draw:name="备注占位符 2" presentation:style-name="pr4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  <draw:frame draw:name="灯片编号占位符 3" presentation:style-name="pr5" draw:text-style-name="P9" draw:layer="layout" svg:width="9.355cm" svg:height="1.396cm" svg:x="12.229cm" svg:y="26.53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Agenda" draw:style-name="dp1" draw:master-page-name="标题和内容" presentation:presentation-page-layout-name="AL2T11">
        <draw:frame draw:name="标题 1" presentation:style-name="pr6" draw:text-style-name="P2" draw:layer="layout" svg:width="25.199cm" svg:height="2.822cm" svg:x="1.4cm" svg:y="0.841cm" presentation:class="title" presentation:user-transformed="true">
          <draw:text-box>
            <text:p text:style-name="P10"><text:span text:style-name="T1">Agenda</text:span></text:p>
          </draw:text-box>
        </draw:frame>
        <draw:frame draw:name="内容占位符 2" presentation:style-name="pr7" draw:text-style-name="P12" draw:layer="layout" svg:width="25.199cm" svg:height="13.858cm" svg:x="1.4cm" svg:y="4.9cm" presentation:class="outline" presentation:user-transformed="true">
          <draw:text-box>
            <text:list text:style-name="L4">
              <text:list-item>
                <text:p text:style-name="P11"><text:span text:style-name="T5">Introduction</text:span></text:p>
              </text:list-item>
              <text:list-item>
                <text:p text:style-name="P11"><text:span text:style-name="T5">Design</text:span></text:p>
              </text:list-item>
              <text:list-item>
                <text:p text:style-name="P11"><text:span text:style-name="T5">User interface</text:span></text:p>
              </text:list-item>
              <text:list-item>
                <text:p text:style-name="P11"><text:span text:style-name="T5">Evaluation</text:span></text:p>
              </text:list-item>
              <text:list-item>
                <text:p text:style-name="P11"><text:span text:style-name="T5">Demo</text:span></text:p>
              </text:list-item>
              <text:list-item>
                <text:p text:style-name="P11"><text:span text:style-name="T5">Future Work</text:span></text:p>
              </text:list-item>
            </text:list>
          </draw:text-box>
        </draw:frame>
        <draw:frame draw:name="日期占位符 4" presentation:style-name="pr8" draw:text-style-name="P6" draw:layer="layout" svg:width="6.533cm" svg:height="1.117cm" svg:x="1.4cm" svg:y="19.464cm" presentation:class="date-time" presentation:user-transformed="true">
          <draw:text-box>
            <text:p text:style-name="P5"><text:span text:style-name="T3"><text:date style:data-style-name="D1" text:date-value="2016-07-23">7/23/16</text:date></text:span></text:p>
          </draw:text-box>
        </draw:frame>
        <presentation:notes draw:style-name="dp3">
          <draw:page-thumbnail draw:style-name="gr1" draw:layer="layout" svg:width="15.83cm" svg:height="11.524cm" svg:x="4.318cm" svg:y="2.335cm" draw:page-number="2" presentation:class="page"/>
          <draw:frame presentation:style-name="pr9" draw:text-style-name="P1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" draw:style-name="dp1" draw:master-page-name="标题和内容" presentation:presentation-page-layout-name="AL2T11">
        <draw:frame draw:name="标题 1" presentation:style-name="pr6" draw:text-style-name="P2" draw:layer="layout" svg:width="25.199cm" svg:height="2.822cm" svg:x="1.4cm" svg:y="0.841cm" presentation:class="title" presentation:user-transformed="true">
          <draw:text-box>
            <text:p text:style-name="P10"><text:span text:style-name="T1">Agenda</text:span></text:p>
          </draw:text-box>
        </draw:frame>
        <draw:frame draw:name="内容占位符 2" presentation:style-name="pr7" draw:text-style-name="P12" draw:layer="layout" svg:width="25.199cm" svg:height="13.858cm" svg:x="1.4cm" svg:y="4.9cm" presentation:class="outline" presentation:user-transformed="true">
          <draw:text-box>
            <text:list text:style-name="L4">
              <text:list-item>
                <text:p text:style-name="P11"><text:span text:style-name="T5">Introduction <text:s/>&lt;=</text:span></text:p>
              </text:list-item>
              <text:list-item>
                <text:p text:style-name="P11"><text:span text:style-name="T5">Design</text:span></text:p>
              </text:list-item>
            </text:list>
            <text:list text:style-name="L5">
              <text:list-item>
                <text:p text:style-name="P11"><text:span text:style-name="T5">User interface</text:span></text:p>
              </text:list-item>
            </text:list>
            <text:list text:style-name="L4">
              <text:list-item>
                <text:p text:style-name="P11"><text:span text:style-name="T5">Evaluation</text:span></text:p>
              </text:list-item>
              <text:list-item>
                <text:p text:style-name="P11"><text:span text:style-name="T5">Demo</text:span></text:p>
              </text:list-item>
              <text:list-item>
                <text:p text:style-name="P11"><text:span text:style-name="T5">Future Work</text:span></text:p>
              </text:list-item>
            </text:list>
          </draw:text-box>
        </draw:frame>
        <draw:frame draw:name="日期占位符 4" presentation:style-name="pr10" draw:text-style-name="P6" draw:layer="layout" svg:width="6.533cm" svg:height="1.117cm" svg:x="1.4cm" svg:y="19.464cm" presentation:class="date-time" presentation:user-transformed="true">
          <draw:text-box>
            <text:p text:style-name="P5"><text:span text:style-name="T3"><text:date style:data-style-name="D1" text:date-value="2016-07-23">7/23/16</text:date></text:span></text:p>
          </draw:text-box>
        </draw:frame>
        <presentation:notes draw:style-name="dp3">
          <draw:page-thumbnail draw:style-name="gr1" draw:layer="layout" svg:width="15.83cm" svg:height="11.524cm" svg:x="4.318cm" svg:y="2.335cm" draw:page-number="3" presentation:class="page"/>
          <draw:frame presentation:style-name="pr9" draw:text-style-name="P1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Introduction" draw:style-name="dp1" draw:master-page-name="标题和内容" presentation:presentation-page-layout-name="AL2T11">
        <draw:frame draw:name="标题 1" presentation:style-name="pr6" draw:text-style-name="P2" draw:layer="layout" svg:width="25.199cm" svg:height="2.822cm" svg:x="1.4cm" svg:y="0.841cm" presentation:class="title" presentation:user-transformed="true">
          <draw:text-box>
            <text:p text:style-name="P10"><text:span text:style-name="T1">Introduction</text:span></text:p>
          </draw:text-box>
        </draw:frame>
        <draw:custom-shape draw:name="立方体 3" draw:style-name="gr2" draw:text-style-name="P15" draw:layer="layout" svg:width="5.071cm" svg:height="3.968cm" svg:x="4.738cm" svg:y="6.972cm">
          <text:p text:style-name="P14"><text:span text:style-name="T6">Version 1</text:span></text:p>
          <draw:enhanced-geometry draw:mirror-horizontal="false" draw:mirror-vertical="false" svg:viewBox="0 0 5072 3969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立方体 4" draw:style-name="gr3" draw:text-style-name="P15" draw:layer="layout" svg:width="5.071cm" svg:height="3.968cm" svg:x="17.086cm" svg:y="6.802cm">
          <text:p text:style-name="P14"><text:span text:style-name="T6">Version 2</text:span></text:p>
          <draw:enhanced-geometry draw:mirror-horizontal="false" draw:mirror-vertical="false" svg:viewBox="0 0 5072 3969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直接箭头连接符 6" draw:style-name="gr4" draw:text-style-name="P16" draw:layer="layout" svg:width="5.512cm" svg:height="0.001cm" svg:x="10.692cm" svg:y="8.9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" draw:style-name="gr5" draw:text-style-name="P18" draw:layer="layout" svg:width="5.765cm" svg:height="1.775cm" svg:x="10.618cm" svg:y="9.358cm">
          <text:p text:style-name="P17"><text:span text:style-name="T6">A small piece of </text:span></text:p>
          <text:p text:style-name="P17"><text:span text:style-name="T6">code change</text:span></text:p>
          <draw:enhanced-geometry draw:mirror-horizontal="false" draw:mirror-vertical="false" svg:viewBox="0 0 5766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组合 15">
          <draw:custom-shape draw:name="流程图: 多文档 11" draw:style-name="gr6" draw:text-style-name="P19" draw:layer="layout" svg:width="4.408cm" svg:height="3.306cm" svg:x="5.809cm" svg:y="12.826cm">
            <text:p/>
            <draw:enhanced-geometry draw:mirror-horizontal="false" draw:mirror-vertical="false" svg:viewBox="0 0 4409 3307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  <draw:equation draw:name="f0" draw:formula="logheight*3675/21600"/>
              <draw:equation draw:name="f1" draw:formula="logheight*20782/21600"/>
              <draw:equation draw:name="f2" draw:formula="logwidth*9298/21600"/>
              <draw:equation draw:name="f3" draw:formula="logwidth*12286/21600"/>
              <draw:equation draw:name="f4" draw:formula="logwidth*18595/21600"/>
              <draw:equation draw:name="f5" draw:formula="logheight/2"/>
              <draw:equation draw:name="f6" draw:formula="logwidth"/>
            </draw:enhanced-geometry>
          </draw:custom-shape>
          <draw:custom-shape draw:name="流程图: 多文档 12" draw:style-name="gr6" draw:text-style-name="P19" draw:layer="layout" svg:width="4.408cm" svg:height="3.306cm" svg:x="4.797cm" svg:y="13.651cm">
            <text:p/>
            <draw:enhanced-geometry draw:mirror-horizontal="false" draw:mirror-vertical="false" svg:viewBox="0 0 4409 3307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  <draw:equation draw:name="f0" draw:formula="logheight*3675/21600"/>
              <draw:equation draw:name="f1" draw:formula="logheight*20782/21600"/>
              <draw:equation draw:name="f2" draw:formula="logwidth*9298/21600"/>
              <draw:equation draw:name="f3" draw:formula="logwidth*12286/21600"/>
              <draw:equation draw:name="f4" draw:formula="logwidth*18595/21600"/>
              <draw:equation draw:name="f5" draw:formula="logheight/2"/>
              <draw:equation draw:name="f6" draw:formula="logwidth"/>
            </draw:enhanced-geometry>
          </draw:custom-shape>
          <draw:custom-shape draw:name="流程图: 多文档 13" draw:style-name="gr7" draw:text-style-name="P19" draw:layer="layout" svg:width="4.409cm" svg:height="3.306cm" svg:x="3.951cm" svg:y="14.482cm">
            <text:p/>
            <draw:enhanced-geometry draw:mirror-horizontal="false" draw:mirror-vertical="false" svg:viewBox="0 0 4410 3307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  <draw:equation draw:name="f0" draw:formula="logheight*3675/21600"/>
              <draw:equation draw:name="f1" draw:formula="logheight*20782/21600"/>
              <draw:equation draw:name="f2" draw:formula="logwidth*9298/21600"/>
              <draw:equation draw:name="f3" draw:formula="logwidth*12286/21600"/>
              <draw:equation draw:name="f4" draw:formula="logwidth*18595/21600"/>
              <draw:equation draw:name="f5" draw:formula="logheight/2"/>
              <draw:equation draw:name="f6" draw:formula="logwidth"/>
            </draw:enhanced-geometry>
          </draw:custom-shape>
          <draw:custom-shape draw:name="流程图: 多文档 14" draw:style-name="gr8" draw:text-style-name="P20" draw:layer="layout" svg:width="4.409cm" svg:height="3.306cm" svg:x="2.993cm" svg:y="15.305cm">
            <text:p text:style-name="P14"><text:span text:style-name="T6">Test case</text:span></text:p>
            <draw:enhanced-geometry draw:mirror-horizontal="false" draw:mirror-vertical="false" svg:viewBox="0 0 4410 3307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  <draw:equation draw:name="f0" draw:formula="logheight*3675/21600"/>
              <draw:equation draw:name="f1" draw:formula="logheight*20782/21600"/>
              <draw:equation draw:name="f2" draw:formula="logwidth*9298/21600"/>
              <draw:equation draw:name="f3" draw:formula="logwidth*12286/21600"/>
              <draw:equation draw:name="f4" draw:formula="logwidth*18595/21600"/>
              <draw:equation draw:name="f5" draw:formula="logheight/2"/>
              <draw:equation draw:name="f6" draw:formula="logwidth"/>
            </draw:enhanced-geometry>
          </draw:custom-shape>
        </draw:g>
        <draw:line draw:name="直接连接符 17" draw:style-name="gr9" draw:text-style-name="P16" draw:layer="layout" svg:x1="10.36cm" svg:y1="15.57cm" svg:x2="11.021cm" svg:y2="15.57cm">
          <text:p/>
        </draw:line>
        <draw:line draw:name="直接连接符 18" draw:style-name="gr9" draw:text-style-name="P16" draw:layer="layout" svg:x1="7.351cm" svg:y1="18.216cm" svg:x2="8.012cm" svg:y2="18.216cm">
          <text:p/>
        </draw:line>
        <draw:custom-shape draw:name="直接箭头连接符 20" draw:style-name="gr10" draw:text-style-name="P16" draw:layer="layout" svg:width="2.204cm" svg:height="1.996cm" svg:x="8.013cm" svg:y="15.7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流程图: 多文档 25" draw:style-name="gr7" draw:text-style-name="P19" draw:layer="layout" svg:width="4.409cm" svg:height="3.306cm" svg:x="17.745cm" svg:y="12.678cm">
          <text:p/>
          <draw:enhanced-geometry draw:mirror-horizontal="false" draw:mirror-vertical="false" svg:viewBox="0 0 4410 3307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流程图: 多文档 26" draw:style-name="gr7" draw:text-style-name="P19" draw:layer="layout" svg:width="4.409cm" svg:height="3.306cm" svg:x="16.733cm" svg:y="13.502cm">
          <text:p/>
          <draw:enhanced-geometry draw:mirror-horizontal="false" draw:mirror-vertical="false" svg:viewBox="0 0 4410 3307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流程图: 多文档 27" draw:style-name="gr7" draw:text-style-name="P19" draw:layer="layout" svg:width="4.409cm" svg:height="3.306cm" svg:x="15.887cm" svg:y="14.333cm">
          <text:p/>
          <draw:enhanced-geometry draw:mirror-horizontal="false" draw:mirror-vertical="false" svg:viewBox="0 0 4410 3307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流程图: 多文档 28" draw:style-name="gr11" draw:text-style-name="P15" draw:layer="layout" svg:width="4.409cm" svg:height="3.306cm" svg:x="14.929cm" svg:y="15.155cm">
          <text:p text:style-name="P14"><text:span text:style-name="T6">Test case</text:span></text:p>
          <draw:enhanced-geometry draw:mirror-horizontal="false" draw:mirror-vertical="false" svg:viewBox="0 0 4410 3307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TextBox 34" draw:style-name="gr12" draw:text-style-name="P18" draw:layer="layout" svg:width="4.707cm" svg:height="1.013cm" svg:x="9.549cm" svg:y="16.57cm">
          <text:p text:style-name="P17"><text:span text:style-name="T6">All test cases</text:span></text:p>
          <draw:enhanced-geometry draw:mirror-horizontal="false" draw:mirror-vertical="false" svg:viewBox="0 0 470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3" draw:text-style-name="P18" draw:layer="layout" svg:width="4.408cm" svg:height="1.775cm" svg:x="21.201cm" svg:y="16.319cm">
          <text:p text:style-name="P17"><text:span text:style-name="T6">Rerun all</text:span></text:p>
          <text:p text:style-name="P17"><text:span text:style-name="T6">test cases?</text:span></text:p>
          <draw:enhanced-geometry draw:mirror-horizontal="false" draw:mirror-vertical="false" svg:viewBox="0 0 4409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日期占位符 5" presentation:style-name="pr11" draw:text-style-name="P6" draw:layer="layout" svg:width="6.533cm" svg:height="1.117cm" svg:x="1.4cm" svg:y="19.464cm" presentation:class="date-time" presentation:user-transformed="true">
          <draw:text-box>
            <text:p text:style-name="P5"><text:span text:style-name="T3"><text:date style:data-style-name="D1" text:date-value="2016-07-23">7/23/16</text:date></text:span></text:p>
          </draw:text-box>
        </draw:frame>
        <presentation:notes draw:style-name="dp3">
          <draw:page-thumbnail draw:style-name="gr1" draw:layer="layout" svg:width="14.392cm" svg:height="10.476cm" svg:x="3.598cm" svg:y="2.123cm" draw:page-number="4" presentation:class="page"/>
          <draw:frame presentation:style-name="pr1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标题和内容" presentation:presentation-page-layout-name="AL2T11">
        <draw:frame draw:name="标题 1" presentation:style-name="pr6" draw:text-style-name="P2" draw:layer="layout" svg:width="25.199cm" svg:height="2.822cm" svg:x="1.4cm" svg:y="0.841cm" presentation:class="title" presentation:user-transformed="true">
          <draw:text-box>
            <text:p text:style-name="P10"><text:span text:style-name="T1">Introduction</text:span></text:p>
          </draw:text-box>
        </draw:frame>
        <draw:custom-shape draw:name="立方体 3" draw:style-name="gr14" draw:text-style-name="P15" draw:layer="layout" svg:width="5.071cm" svg:height="3.968cm" svg:x="4.738cm" svg:y="6.972cm">
          <text:p text:style-name="P14"><text:span text:style-name="T6">Version 1</text:span></text:p>
          <draw:enhanced-geometry draw:mirror-horizontal="false" draw:mirror-vertical="false" svg:viewBox="0 0 5072 3969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立方体 4" draw:style-name="gr15" draw:text-style-name="P15" draw:layer="layout" svg:width="5.071cm" svg:height="3.968cm" svg:x="17.086cm" svg:y="6.802cm">
          <text:p text:style-name="P14"><text:span text:style-name="T6">Version 2</text:span></text:p>
          <draw:enhanced-geometry draw:mirror-horizontal="false" draw:mirror-vertical="false" svg:viewBox="0 0 5072 3969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直接箭头连接符 6" draw:style-name="gr4" draw:text-style-name="P16" draw:layer="layout" svg:width="5.512cm" svg:height="0.001cm" svg:x="10.692cm" svg:y="8.9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" draw:style-name="gr16" draw:text-style-name="P18" draw:layer="layout" svg:width="5.765cm" svg:height="1.775cm" svg:x="10.618cm" svg:y="9.358cm">
          <text:p text:style-name="P17"><text:span text:style-name="T6">A small piece of </text:span></text:p>
          <text:p text:style-name="P17"><text:span text:style-name="T6">code change</text:span></text:p>
          <draw:enhanced-geometry draw:mirror-horizontal="false" draw:mirror-vertical="false" svg:viewBox="0 0 5766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组合 15">
          <draw:custom-shape draw:name="流程图: 多文档 11" draw:style-name="gr6" draw:text-style-name="P19" draw:layer="layout" svg:width="4.408cm" svg:height="3.306cm" svg:x="5.809cm" svg:y="12.826cm">
            <text:p/>
            <draw:enhanced-geometry draw:mirror-horizontal="false" draw:mirror-vertical="false" svg:viewBox="0 0 4409 3307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  <draw:equation draw:name="f0" draw:formula="logheight*3675/21600"/>
              <draw:equation draw:name="f1" draw:formula="logheight*20782/21600"/>
              <draw:equation draw:name="f2" draw:formula="logwidth*9298/21600"/>
              <draw:equation draw:name="f3" draw:formula="logwidth*12286/21600"/>
              <draw:equation draw:name="f4" draw:formula="logwidth*18595/21600"/>
              <draw:equation draw:name="f5" draw:formula="logheight/2"/>
              <draw:equation draw:name="f6" draw:formula="logwidth"/>
            </draw:enhanced-geometry>
          </draw:custom-shape>
          <draw:custom-shape draw:name="流程图: 多文档 12" draw:style-name="gr6" draw:text-style-name="P19" draw:layer="layout" svg:width="4.408cm" svg:height="3.306cm" svg:x="4.797cm" svg:y="13.651cm">
            <text:p/>
            <draw:enhanced-geometry draw:mirror-horizontal="false" draw:mirror-vertical="false" svg:viewBox="0 0 4409 3307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  <draw:equation draw:name="f0" draw:formula="logheight*3675/21600"/>
              <draw:equation draw:name="f1" draw:formula="logheight*20782/21600"/>
              <draw:equation draw:name="f2" draw:formula="logwidth*9298/21600"/>
              <draw:equation draw:name="f3" draw:formula="logwidth*12286/21600"/>
              <draw:equation draw:name="f4" draw:formula="logwidth*18595/21600"/>
              <draw:equation draw:name="f5" draw:formula="logheight/2"/>
              <draw:equation draw:name="f6" draw:formula="logwidth"/>
            </draw:enhanced-geometry>
          </draw:custom-shape>
          <draw:custom-shape draw:name="流程图: 多文档 13" draw:style-name="gr7" draw:text-style-name="P19" draw:layer="layout" svg:width="4.409cm" svg:height="3.306cm" svg:x="3.951cm" svg:y="14.482cm">
            <text:p/>
            <draw:enhanced-geometry draw:mirror-horizontal="false" draw:mirror-vertical="false" svg:viewBox="0 0 4410 3307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  <draw:equation draw:name="f0" draw:formula="logheight*3675/21600"/>
              <draw:equation draw:name="f1" draw:formula="logheight*20782/21600"/>
              <draw:equation draw:name="f2" draw:formula="logwidth*9298/21600"/>
              <draw:equation draw:name="f3" draw:formula="logwidth*12286/21600"/>
              <draw:equation draw:name="f4" draw:formula="logwidth*18595/21600"/>
              <draw:equation draw:name="f5" draw:formula="logheight/2"/>
              <draw:equation draw:name="f6" draw:formula="logwidth"/>
            </draw:enhanced-geometry>
          </draw:custom-shape>
          <draw:custom-shape draw:name="流程图: 多文档 14" draw:style-name="gr17" draw:text-style-name="P20" draw:layer="layout" svg:width="4.409cm" svg:height="3.306cm" svg:x="2.993cm" svg:y="15.305cm">
            <text:p text:style-name="P14"><text:span text:style-name="T6">Test case</text:span></text:p>
            <draw:enhanced-geometry draw:mirror-horizontal="false" draw:mirror-vertical="false" svg:viewBox="0 0 4410 3307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  <draw:equation draw:name="f0" draw:formula="logheight*3675/21600"/>
              <draw:equation draw:name="f1" draw:formula="logheight*20782/21600"/>
              <draw:equation draw:name="f2" draw:formula="logwidth*9298/21600"/>
              <draw:equation draw:name="f3" draw:formula="logwidth*12286/21600"/>
              <draw:equation draw:name="f4" draw:formula="logwidth*18595/21600"/>
              <draw:equation draw:name="f5" draw:formula="logheight/2"/>
              <draw:equation draw:name="f6" draw:formula="logwidth"/>
            </draw:enhanced-geometry>
          </draw:custom-shape>
        </draw:g>
        <draw:line draw:name="直接连接符 17" draw:style-name="gr9" draw:text-style-name="P16" draw:layer="layout" svg:x1="10.36cm" svg:y1="15.57cm" svg:x2="11.021cm" svg:y2="15.57cm">
          <text:p/>
        </draw:line>
        <draw:line draw:name="直接连接符 18" draw:style-name="gr9" draw:text-style-name="P16" draw:layer="layout" svg:x1="7.351cm" svg:y1="18.216cm" svg:x2="8.012cm" svg:y2="18.216cm">
          <text:p/>
        </draw:line>
        <draw:custom-shape draw:name="直接箭头连接符 20" draw:style-name="gr10" draw:text-style-name="P16" draw:layer="layout" svg:width="2.204cm" svg:height="1.996cm" svg:x="8.013cm" svg:y="15.7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流程图: 多文档 25" draw:style-name="gr7" draw:text-style-name="P19" draw:layer="layout" svg:width="4.409cm" svg:height="3.306cm" svg:x="17.745cm" svg:y="12.678cm">
          <text:p/>
          <draw:enhanced-geometry draw:mirror-horizontal="false" draw:mirror-vertical="false" svg:viewBox="0 0 4410 3307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流程图: 多文档 26" draw:style-name="gr7" draw:text-style-name="P19" draw:layer="layout" svg:width="4.409cm" svg:height="3.306cm" svg:x="16.733cm" svg:y="13.502cm">
          <text:p/>
          <draw:enhanced-geometry draw:mirror-horizontal="false" draw:mirror-vertical="false" svg:viewBox="0 0 4410 3307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流程图: 多文档 27" draw:style-name="gr7" draw:text-style-name="P19" draw:layer="layout" svg:width="4.409cm" svg:height="3.306cm" svg:x="15.887cm" svg:y="14.333cm">
          <text:p/>
          <draw:enhanced-geometry draw:mirror-horizontal="false" draw:mirror-vertical="false" svg:viewBox="0 0 4410 3307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流程图: 多文档 28" draw:style-name="gr18" draw:text-style-name="P15" draw:layer="layout" svg:width="4.409cm" svg:height="3.306cm" svg:x="14.929cm" svg:y="15.155cm">
          <text:p text:style-name="P14"><text:span text:style-name="T6">Test case</text:span></text:p>
          <draw:enhanced-geometry draw:mirror-horizontal="false" draw:mirror-vertical="false" svg:viewBox="0 0 4410 3307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TextBox 34" draw:style-name="gr19" draw:text-style-name="P18" draw:layer="layout" svg:width="4.707cm" svg:height="1.013cm" svg:x="9.549cm" svg:y="16.57cm">
          <text:p text:style-name="P17"><text:span text:style-name="T6">All test cases</text:span></text:p>
          <draw:enhanced-geometry draw:mirror-horizontal="false" draw:mirror-vertical="false" svg:viewBox="0 0 470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20" draw:text-style-name="P18" draw:layer="layout" svg:width="4.408cm" svg:height="1.775cm" svg:x="21.201cm" svg:y="16.319cm">
          <text:p text:style-name="P17"><text:span text:style-name="T6">Rerun all</text:span></text:p>
          <text:p text:style-name="P17"><text:span text:style-name="T6">test cases?</text:span></text:p>
          <draw:enhanced-geometry draw:mirror-horizontal="false" draw:mirror-vertical="false" svg:viewBox="0 0 4409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日期占位符 5" presentation:style-name="pr13" draw:text-style-name="P6" draw:layer="layout" svg:width="6.533cm" svg:height="1.117cm" svg:x="1.4cm" svg:y="19.464cm" presentation:class="date-time" presentation:user-transformed="true">
          <draw:text-box>
            <text:p text:style-name="P5"><text:span text:style-name="T3"><text:date style:data-style-name="D1" text:date-value="2016-07-23">7/23/16</text:date></text:span></text:p>
          </draw:text-box>
        </draw:frame>
        <presentation:notes draw:style-name="dp3">
          <draw:page-thumbnail draw:style-name="gr1" draw:layer="layout" svg:width="14.392cm" svg:height="10.476cm" svg:x="3.598cm" svg:y="2.123cm" draw:page-number="5" presentation:class="page"/>
          <draw:frame presentation:style-name="pr1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标题和内容" presentation:presentation-page-layout-name="AL2T11">
        <draw:frame draw:name="标题 1" presentation:style-name="pr6" draw:text-style-name="P2" draw:layer="layout" svg:width="25.199cm" svg:height="2.822cm" svg:x="1.4cm" svg:y="0.841cm" presentation:class="title" presentation:user-transformed="true">
          <draw:text-box>
            <text:p text:style-name="P10"><text:span text:style-name="T1">Agenda</text:span></text:p>
          </draw:text-box>
        </draw:frame>
        <draw:frame draw:name="内容占位符 2" presentation:style-name="pr7" draw:text-style-name="P12" draw:layer="layout" svg:width="25.199cm" svg:height="13.858cm" svg:x="1.4cm" svg:y="4.9cm" presentation:class="outline" presentation:user-transformed="true">
          <draw:text-box>
            <text:list text:style-name="L4">
              <text:list-item>
                <text:p text:style-name="P11"><text:span text:style-name="T5">Introduction</text:span></text:p>
              </text:list-item>
              <text:list-item>
                <text:p text:style-name="P11"><text:span text:style-name="T5">Design <text:s/>&lt;=</text:span></text:p>
              </text:list-item>
            </text:list>
            <text:list text:style-name="L5">
              <text:list-item>
                <text:p text:style-name="P11"><text:span text:style-name="T5">User interface</text:span></text:p>
              </text:list-item>
            </text:list>
            <text:list text:style-name="L4">
              <text:list-item>
                <text:p text:style-name="P11"><text:span text:style-name="T5">Evaluation</text:span></text:p>
              </text:list-item>
              <text:list-item>
                <text:p text:style-name="P11"><text:span text:style-name="T5">Demo</text:span></text:p>
              </text:list-item>
              <text:list-item>
                <text:p text:style-name="P11"><text:span text:style-name="T5">Future Work</text:span></text:p>
              </text:list-item>
            </text:list>
          </draw:text-box>
        </draw:frame>
        <draw:frame draw:name="日期占位符 4" presentation:style-name="pr14" draw:text-style-name="P6" draw:layer="layout" svg:width="6.533cm" svg:height="1.117cm" svg:x="1.4cm" svg:y="19.464cm" presentation:class="date-time" presentation:user-transformed="true">
          <draw:text-box>
            <text:p text:style-name="P5"><text:span text:style-name="T3"><text:date style:data-style-name="D1" text:date-value="2016-07-23">7/23/16</text:date></text:span></text:p>
          </draw:text-box>
        </draw:frame>
        <presentation:notes draw:style-name="dp3">
          <draw:page-thumbnail draw:style-name="gr1" draw:layer="layout" svg:width="15.83cm" svg:height="11.524cm" svg:x="4.318cm" svg:y="2.335cm" draw:page-number="6" presentation:class="page"/>
          <draw:frame presentation:style-name="pr9" draw:text-style-name="P1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Design" draw:style-name="dp1" draw:master-page-name="标题和内容" presentation:presentation-page-layout-name="AL2T11">
        <draw:frame draw:name="标题 1" presentation:style-name="pr6" draw:text-style-name="P2" draw:layer="layout" svg:width="25.199cm" svg:height="2.822cm" svg:x="1.4cm" svg:y="0.841cm" presentation:class="title" presentation:user-transformed="true">
          <draw:text-box>
            <text:p text:style-name="P10"><text:span text:style-name="T1">Design</text:span></text:p>
          </draw:text-box>
        </draw:frame>
        <draw:frame draw:name="内容占位符 2" presentation:style-name="pr7" draw:text-style-name="P12" draw:layer="layout" svg:width="25.199cm" svg:height="13.858cm" svg:x="1.4cm" svg:y="4.9cm" presentation:class="outline" presentation:user-transformed="true">
          <draw:text-box>
            <text:list text:style-name="L4">
              <text:list-item>
                <text:p text:style-name="P11"><text:span text:style-name="T5">Instrument original codes to log the function coverage of every test case and write them to database.</text:span></text:p>
              </text:list-item>
            </text:list>
            <text:list text:style-name="L6">
              <text:list-item>
                <text:p text:style-name="P11"><text:span text:style-name="T5">Find differences of two versions of codes in level of function.</text:span></text:p>
              </text:list-item>
              <text:list-item>
                <text:p text:style-name="P11"><text:span text:style-name="T5">Select <text:s/>the test cases that cover the changed codes and rerun them.</text:span></text:p>
              </text:list-item>
            </text:list>
          </draw:text-box>
        </draw:frame>
        <draw:frame draw:name="日期占位符 4" presentation:style-name="pr15" draw:text-style-name="P6" draw:layer="layout" svg:width="6.533cm" svg:height="1.117cm" svg:x="1.4cm" svg:y="19.464cm" presentation:class="date-time" presentation:user-transformed="true">
          <draw:text-box>
            <text:p text:style-name="P5"><text:span text:style-name="T3"><text:date style:data-style-name="D1" text:date-value="2016-07-23">7/23/16</text:date></text:span></text:p>
          </draw:text-box>
        </draw:frame>
        <presentation:notes draw:style-name="dp3">
          <draw:page-thumbnail draw:style-name="gr1" draw:layer="layout" svg:width="14.392cm" svg:height="10.476cm" svg:x="3.598cm" svg:y="2.123cm" draw:page-number="7" presentation:class="page"/>
          <draw:frame presentation:style-name="pr1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orkflow of the Project" draw:style-name="dp1" draw:master-page-name="标题和内容_5f_" presentation:presentation-page-layout-name="AL2T11">
        <draw:frame draw:name="标题 1" presentation:style-name="pr16" draw:text-style-name="P2" draw:layer="layout" svg:width="25.199cm" svg:height="2.372cm" svg:x="1.4cm" svg:y="0.841cm" presentation:class="title" presentation:user-transformed="true">
          <draw:text-box>
            <text:p text:style-name="P10"><text:span text:style-name="T1">Workflow of the Project</text:span></text:p>
          </draw:text-box>
        </draw:frame>
        <draw:g>
          <draw:custom-shape draw:name="圆角矩形 4" draw:style-name="gr21" draw:text-style-name="P20" draw:layer="layout" svg:width="3.959cm" svg:height="1.98cm" svg:x="4.304cm" svg:y="5.271cm">
            <text:p text:style-name="P14"><text:span text:style-name="T6">Original source</text:span></text:p>
            <draw:enhanced-geometry draw:mirror-horizontal="false" draw:mirror-vertical="false" svg:viewBox="0 0 3960 1981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直接箭头连接符 11" draw:style-name="gr22" draw:text-style-name="P16" draw:layer="layout" svg:width="0.022cm" svg:height="1.315cm" svg:x="6.285cm" svg:y="7.25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椭圆 9" draw:style-name="gr23" draw:text-style-name="P20" draw:layer="layout" svg:width="7.008cm" svg:height="1.818cm" svg:x="2.803cm" svg:y="8.568cm">
            <text:p text:style-name="P14"><text:span text:style-name="T6">instrumenting</text:span></text:p>
            <draw:enhanced-geometry draw:mirror-horizontal="false" draw:mirror-vertical="false" svg:viewBox="0 0 7009 1819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流程图: 多文档 10" draw:style-name="gr24" draw:text-style-name="P20" draw:layer="layout" svg:width="3.232cm" svg:height="3.03cm" svg:x="4.378cm" svg:y="15.674cm">
            <text:p text:style-name="P14"><text:span text:style-name="T6">Test case</text:span></text:p>
            <draw:enhanced-geometry draw:mirror-horizontal="false" draw:mirror-vertical="false" svg:viewBox="0 0 3233 3031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  <draw:equation draw:name="f0" draw:formula="logheight*3675/21600"/>
              <draw:equation draw:name="f1" draw:formula="logheight*20782/21600"/>
              <draw:equation draw:name="f2" draw:formula="logwidth*9298/21600"/>
              <draw:equation draw:name="f3" draw:formula="logwidth*12286/21600"/>
              <draw:equation draw:name="f4" draw:formula="logwidth*18595/21600"/>
              <draw:equation draw:name="f5" draw:formula="logheight/2"/>
              <draw:equation draw:name="f6" draw:formula="logwidth"/>
            </draw:enhanced-geometry>
          </draw:custom-shape>
          <draw:custom-shape draw:name="圆角矩形 18" draw:style-name="gr25" draw:text-style-name="P20" draw:layer="layout" svg:width="5.316cm" svg:height="2.222cm" svg:x="3.93cm" svg:y="11.742cm">
            <text:p text:style-name="P14"><text:span text:style-name="T6">Instrumenting</text:span></text:p>
            <text:p text:style-name="P14"><text:span text:style-name="T6">Original <text:s/>source</text:span></text:p>
            <draw:enhanced-geometry draw:mirror-horizontal="false" draw:mirror-vertical="false" svg:viewBox="0 0 5317 2223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直接箭头连接符 19" draw:style-name="gr26" draw:text-style-name="P16" draw:layer="layout" svg:width="0.001cm" svg:height="1.354cm" svg:x="6.308cm" svg:y="10.38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椭圆 21" draw:style-name="gr27" draw:text-style-name="P20" draw:layer="layout" svg:width="4.094cm" svg:height="1.818cm" svg:x="8.935cm" svg:y="14.762cm">
            <text:p text:style-name="P14"><text:span text:style-name="T6">execute</text:span></text:p>
            <draw:enhanced-geometry draw:mirror-horizontal="false" draw:mirror-vertical="false" svg:viewBox="0 0 4095 1819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直接连接符 22" draw:style-name="gr28" draw:text-style-name="P16" draw:layer="layout" svg:x1="6.216cm" svg:y1="15.673cm" svg:x2="6.216cm" svg:y2="13.964cm">
            <text:p/>
          </draw:line>
          <draw:custom-shape draw:name="流程图: 磁盘 23" draw:style-name="gr29" draw:text-style-name="P20" draw:layer="layout" svg:width="3.307cm" svg:height="4.454cm" svg:x="21.719cm" svg:y="13.705cm">
            <text:p text:style-name="P14"><text:span text:style-name="T6">Database</text:span></text:p>
            <draw:enhanced-geometry draw:mirror-horizontal="false" draw:mirror-vertical="false" svg:viewBox="0 0 3308 4455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  <draw:equation draw:name="f0" draw:formula="logheight*5/6"/>
              <draw:equation draw:name="f1" draw:formula="logwidth/2"/>
              <draw:equation draw:name="f2" draw:formula="logheight/3"/>
              <draw:equation draw:name="f3" draw:formula="logheight/2"/>
              <draw:equation draw:name="f4" draw:formula="logheight"/>
              <draw:equation draw:name="f5" draw:formula="logwidth"/>
              <draw:equation draw:name="f6" draw:formula="(10800000)/60000.0"/>
              <draw:equation draw:name="f7" draw:formula="(10800000)/60000.0"/>
              <draw:equation draw:name="f8" draw:formula="(0)/60000.0"/>
              <draw:equation draw:name="f9" draw:formula="(10800000)/60000.0"/>
              <draw:equation draw:name="f10" draw:formula="(0)/60000.0"/>
              <draw:equation draw:name="f11" draw:formula="(10800000)/60000.0"/>
              <draw:equation draw:name="f12" draw:formula="(10800000)/60000.0"/>
              <draw:equation draw:name="f13" draw:formula="(10800000)/60000.0"/>
              <draw:equation draw:name="f14" draw:formula="(0)/60000.0"/>
              <draw:equation draw:name="f15" draw:formula="(10800000)/60000.0"/>
            </draw:enhanced-geometry>
          </draw:custom-shape>
          <draw:custom-shape draw:name="TextBox 94" draw:style-name="gr30" draw:text-style-name="P21" draw:layer="layout" svg:width="2.865cm" svg:height="1.013cm" svg:x="3.094cm" svg:y="14.336cm">
            <text:p text:style-name="P17"><text:span text:style-name="T6">Rebuild</text:span></text:p>
            <draw:enhanced-geometry draw:mirror-horizontal="false" draw:mirror-vertical="false" svg:viewBox="0 0 2866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直接箭头连接符 96" draw:style-name="gr31" draw:text-style-name="P16" draw:layer="layout" svg:width="2.649cm" svg:height="0.769cm" svg:x="6.285cm" svg:y="14.90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流程图: 多文档 97" draw:style-name="gr32" draw:text-style-name="P20" draw:layer="layout" svg:width="4.005cm" svg:height="3.03cm" svg:x="14.667cm" svg:y="14.156cm">
            <text:p text:style-name="P14"><text:span text:style-name="T6">Execution log</text:span></text:p>
            <draw:enhanced-geometry draw:mirror-horizontal="false" draw:mirror-vertical="false" svg:viewBox="0 0 4006 3031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  <draw:equation draw:name="f0" draw:formula="logheight*3675/21600"/>
              <draw:equation draw:name="f1" draw:formula="logheight*20782/21600"/>
              <draw:equation draw:name="f2" draw:formula="logwidth*9298/21600"/>
              <draw:equation draw:name="f3" draw:formula="logwidth*12286/21600"/>
              <draw:equation draw:name="f4" draw:formula="logwidth*18595/21600"/>
              <draw:equation draw:name="f5" draw:formula="logheight/2"/>
              <draw:equation draw:name="f6" draw:formula="logwidth"/>
            </draw:enhanced-geometry>
          </draw:custom-shape>
          <draw:custom-shape draw:name="直接箭头连接符 101" draw:style-name="gr33" draw:text-style-name="P16" draw:layer="layout" svg:width="1.636cm" svg:height="0.001cm" svg:x="13.03cm" svg:y="15.6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直接箭头连接符 108" draw:style-name="gr34" draw:text-style-name="P16" draw:layer="layout" svg:width="3.045cm" svg:height="0.259cm" svg:x="18.673cm" svg:y="15.6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110" draw:style-name="gr35" draw:text-style-name="P21" draw:layer="layout" svg:width="2.175cm" svg:height="1.013cm" svg:x="19.129cm" svg:y="15.838cm">
            <text:p text:style-name="P17"><text:span text:style-name="T6">Write</text:span></text:p>
            <draw:enhanced-geometry draw:mirror-horizontal="false" draw:mirror-vertical="false" svg:viewBox="0 0 2803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圆角矩形 117" draw:style-name="gr36" draw:text-style-name="P20" draw:layer="layout" svg:width="3.96cm" svg:height="1.98cm" svg:x="18.197cm" svg:y="5.271cm">
            <text:p text:style-name="P14"><text:span text:style-name="T6">New</text:span></text:p>
            <text:p text:style-name="P14"><text:span text:style-name="T6">source</text:span></text:p>
            <draw:enhanced-geometry draw:mirror-horizontal="false" draw:mirror-vertical="false" svg:viewBox="0 0 3961 1981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椭圆 118" draw:style-name="gr37" draw:text-style-name="P20" draw:layer="layout" svg:width="2.551cm" svg:height="1.818cm" svg:x="14.02cm" svg:y="8.409cm">
            <text:p text:style-name="P14"><text:span text:style-name="T6">diff</text:span></text:p>
            <draw:enhanced-geometry draw:mirror-horizontal="false" draw:mirror-vertical="false" svg:viewBox="0 0 2552 1819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直接箭头连接符 136" draw:style-name="gr38" draw:text-style-name="P16" draw:layer="layout" svg:width="0.002cm" svg:height="2.146cm" svg:x="15.295cm" svg:y="6.262cm">
            <text:p/>
            <draw:enhanced-geometry draw:mirror-horizontal="false" draw:mirror-vertical="false" svg:viewBox="0 0 21600 21600" draw:type="mso-spt32" draw:enhanced-path="M 0 0 L 21600 21600 N"/>
          </draw:custom-shape>
          <draw:line draw:name="直接连接符 138" draw:style-name="gr28" draw:text-style-name="P16" draw:layer="layout" svg:x1="8.265cm" svg:y1="6.261cm" svg:x2="18.196cm" svg:y2="6.261cm">
            <text:p/>
          </draw:line>
          <draw:custom-shape draw:name="流程图: 多文档 147" draw:style-name="gr39" draw:text-style-name="P20" draw:layer="layout" svg:width="5.119cm" svg:height="2.441cm" svg:x="18.458cm" svg:y="8.097cm">
            <text:p text:style-name="P14"><text:span text:style-name="T6">Diff Result</text:span></text:p>
            <draw:enhanced-geometry draw:mirror-horizontal="false" draw:mirror-vertical="false" svg:viewBox="0 0 5120 2442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  <draw:equation draw:name="f0" draw:formula="logheight*3675/21600"/>
              <draw:equation draw:name="f1" draw:formula="logheight*20782/21600"/>
              <draw:equation draw:name="f2" draw:formula="logwidth*9298/21600"/>
              <draw:equation draw:name="f3" draw:formula="logwidth*12286/21600"/>
              <draw:equation draw:name="f4" draw:formula="logwidth*18595/21600"/>
              <draw:equation draw:name="f5" draw:formula="logheight/2"/>
              <draw:equation draw:name="f6" draw:formula="logwidth"/>
            </draw:enhanced-geometry>
          </draw:custom-shape>
          <draw:custom-shape draw:name="直接箭头连接符 149" draw:style-name="gr40" draw:text-style-name="P16" draw:layer="layout" svg:width="1.885cm" svg:height="0.001cm" svg:x="16.572cm" svg:y="9.31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直接箭头连接符 156" draw:style-name="gr41" draw:text-style-name="P16" draw:layer="layout" svg:width="2.709cm" svg:height="3.257cm" svg:x="20.663cm" svg:y="10.44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157" draw:style-name="gr42" draw:text-style-name="P21" draw:layer="layout" svg:width="5.18cm" svg:height="1.013cm" svg:x="22.001cm" svg:y="10.945cm">
            <text:p text:style-name="P17"><text:span text:style-name="T6">Lookup</text:span></text:p>
            <draw:enhanced-geometry draw:mirror-horizontal="false" draw:mirror-vertical="false" svg:viewBox="0 0 5181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直接箭头连接符 158" draw:style-name="gr43" draw:text-style-name="P16" draw:layer="layout" svg:width="3.097cm" svg:height="1.654cm" svg:x="19.53cm" svg:y="12.05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流程图: 多文档 163" draw:style-name="gr44" draw:text-style-name="P20" draw:layer="layout" svg:width="4.87cm" svg:height="2.262cm" svg:x="14.667cm" svg:y="10.918cm">
            <text:p text:style-name="P14"><text:span text:style-name="T6">AffectedTest case</text:span></text:p>
            <draw:enhanced-geometry draw:mirror-horizontal="false" draw:mirror-vertical="false" svg:viewBox="0 0 4871 2263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  <draw:equation draw:name="f0" draw:formula="logheight*3675/21600"/>
              <draw:equation draw:name="f1" draw:formula="logheight*20782/21600"/>
              <draw:equation draw:name="f2" draw:formula="logwidth*9298/21600"/>
              <draw:equation draw:name="f3" draw:formula="logwidth*12286/21600"/>
              <draw:equation draw:name="f4" draw:formula="logwidth*18595/21600"/>
              <draw:equation draw:name="f5" draw:formula="logheight/2"/>
              <draw:equation draw:name="f6" draw:formula="logwidth"/>
            </draw:enhanced-geometry>
          </draw:custom-shape>
          <draw:custom-shape draw:name="直接箭头连接符 167" draw:style-name="gr45" draw:text-style-name="P16" draw:layer="layout" svg:width="3.684cm" svg:height="2.712cm" svg:x="10.982cm" svg:y="12.05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frame draw:name="日期占位符 5" presentation:style-name="pr17" draw:text-style-name="P6" draw:layer="layout" svg:width="6.533cm" svg:height="1.117cm" svg:x="1.4cm" svg:y="19.464cm" presentation:class="date-time" presentation:user-transformed="true">
          <draw:text-box>
            <text:p text:style-name="P5"><text:span text:style-name="T3"><text:date style:data-style-name="D1" text:date-value="2016-07-23">7/23/16</text:date></text:span></text:p>
          </draw:text-box>
        </draw:frame>
        <presentation:notes draw:style-name="dp3">
          <draw:page-thumbnail draw:style-name="gr1" draw:layer="layout" svg:width="14.392cm" svg:height="10.476cm" svg:x="3.598cm" svg:y="2.123cm" draw:page-number="8" presentation:class="page"/>
          <draw:frame presentation:style-name="pr1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标题和内容" presentation:presentation-page-layout-name="AL2T11">
        <draw:frame draw:name="标题 1" presentation:style-name="pr6" draw:text-style-name="P2" draw:layer="layout" svg:width="25.199cm" svg:height="2.822cm" svg:x="1.4cm" svg:y="0.841cm" presentation:class="title" presentation:user-transformed="true">
          <draw:text-box>
            <text:p text:style-name="P10"><text:span text:style-name="T1">Instrumentation</text:span></text:p>
          </draw:text-box>
        </draw:frame>
        <draw:frame draw:name="内容占位符 2" presentation:style-name="pr7" draw:text-style-name="P12" draw:layer="layout" svg:width="25.199cm" svg:height="13.858cm" svg:x="1.4cm" svg:y="4.9cm" presentation:class="outline" presentation:user-transformed="true">
          <draw:text-box>
            <text:list text:style-name="L4">
              <text:list-item>
                <text:p text:style-name="P11"><text:span text:style-name="T5">Find all functions using AST building tool.</text:span></text:p>
              </text:list-item>
            </text:list>
            <text:list text:style-name="L6">
              <text:list-item>
                <text:p text:style-name="P11"><text:span text:style-name="T5">Insert a log statement at the beginning of every function to print out the signature of the function.</text:span></text:p>
              </text:list-item>
            </text:list>
          </draw:text-box>
        </draw:frame>
        <draw:frame draw:name="日期占位符 4" presentation:style-name="pr19" draw:text-style-name="P6" draw:layer="layout" svg:width="6.533cm" svg:height="1.117cm" svg:x="1.4cm" svg:y="19.464cm" presentation:class="date-time" presentation:user-transformed="true">
          <draw:text-box>
            <text:p text:style-name="P5"><text:span text:style-name="T3"><text:date style:data-style-name="D1" text:date-value="2016-07-23">7/23/16</text:date></text:span></text:p>
          </draw:text-box>
        </draw:frame>
        <presentation:notes draw:style-name="dp3">
          <draw:page-thumbnail draw:style-name="gr1" draw:layer="layout" svg:width="14.392cm" svg:height="10.476cm" svg:x="3.598cm" svg:y="2.123cm" draw:page-number="9" presentation:class="page"/>
          <draw:frame presentation:style-name="pr1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标题和内容" presentation:presentation-page-layout-name="AL2T11">
        <draw:frame draw:name="标题 1" presentation:style-name="pr6" draw:text-style-name="P2" draw:layer="layout" svg:width="25.199cm" svg:height="2.822cm" svg:x="1.4cm" svg:y="0.841cm" presentation:class="title" presentation:user-transformed="true">
          <draw:text-box>
            <text:p text:style-name="P10"><text:span text:style-name="T1">Coverage</text:span></text:p>
          </draw:text-box>
        </draw:frame>
        <draw:frame draw:name="内容占位符 2" presentation:style-name="pr7" draw:text-style-name="P12" draw:layer="layout" svg:width="25.199cm" svg:height="13.858cm" svg:x="1.4cm" svg:y="4.9cm" presentation:class="outline" presentation:user-transformed="true">
          <draw:text-box>
            <text:list text:style-name="L4">
              <text:list-item>
                <text:p text:style-name="P11"><text:span text:style-name="T5">Run the instrumented codes.</text:span></text:p>
              </text:list-item>
              <text:list-item>
                <text:p text:style-name="P11"><text:span text:style-name="T5">Parse the output and get the functions covered by every test case.</text:span></text:p>
              </text:list-item>
              <text:list-item>
                <text:p text:style-name="P11"><text:span text:style-name="T5">Write the coverage to database.</text:span></text:p>
              </text:list-item>
            </text:list>
          </draw:text-box>
        </draw:frame>
        <draw:frame draw:name="日期占位符 4" presentation:style-name="pr20" draw:text-style-name="P6" draw:layer="layout" svg:width="6.533cm" svg:height="1.117cm" svg:x="1.4cm" svg:y="19.464cm" presentation:class="date-time" presentation:user-transformed="true">
          <draw:text-box>
            <text:p text:style-name="P5"><text:span text:style-name="T3"><text:date style:data-style-name="D1" text:date-value="2016-07-23">7/23/16</text:date></text:span></text:p>
          </draw:text-box>
        </draw:frame>
        <presentation:notes draw:style-name="dp3">
          <draw:page-thumbnail draw:style-name="gr1" draw:layer="layout" svg:width="14.392cm" svg:height="10.476cm" svg:x="3.598cm" svg:y="2.123cm" draw:page-number="10" presentation:class="page"/>
          <draw:frame presentation:style-name="pr1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标题和内容" presentation:presentation-page-layout-name="AL2T11">
        <draw:frame draw:name="标题 1" presentation:style-name="pr6" draw:text-style-name="P2" draw:layer="layout" svg:width="25.199cm" svg:height="2.822cm" svg:x="1.4cm" svg:y="0.841cm" presentation:class="title" presentation:user-transformed="true">
          <draw:text-box>
            <text:p text:style-name="P10"><text:span text:style-name="T1">Diff</text:span></text:p>
          </draw:text-box>
        </draw:frame>
        <draw:frame draw:name="内容占位符 2" presentation:style-name="pr7" draw:text-style-name="P12" draw:layer="layout" svg:width="25.199cm" svg:height="13.858cm" svg:x="1.4cm" svg:y="4.9cm" presentation:class="outline" presentation:user-transformed="true">
          <draw:text-box>
            <text:list text:style-name="L4">
              <text:list-item>
                <text:p text:style-name="P11"><text:span text:style-name="T5">Find differences</text:span></text:p>
              </text:list-item>
            </text:list>
          </draw:text-box>
        </draw:frame>
        <draw:frame draw:name="日期占位符 4" presentation:style-name="pr21" draw:text-style-name="P6" draw:layer="layout" svg:width="6.533cm" svg:height="1.117cm" svg:x="1.4cm" svg:y="19.464cm" presentation:class="date-time" presentation:user-transformed="true">
          <draw:text-box>
            <text:p text:style-name="P5"><text:span text:style-name="T3"><text:date style:data-style-name="D1" text:date-value="2016-07-23">7/23/16</text:date></text:span></text:p>
          </draw:text-box>
        </draw:frame>
        <presentation:notes draw:style-name="dp3">
          <draw:page-thumbnail draw:style-name="gr1" draw:layer="layout" svg:width="14.392cm" svg:height="10.476cm" svg:x="3.598cm" svg:y="2.123cm" draw:page-number="11" presentation:class="page"/>
          <draw:frame presentation:style-name="pr1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标题和内容" presentation:presentation-page-layout-name="AL2T11">
        <draw:frame draw:name="标题 1" presentation:style-name="pr6" draw:text-style-name="P2" draw:layer="layout" svg:width="25.199cm" svg:height="2.822cm" svg:x="1.4cm" svg:y="0.841cm" presentation:class="title" presentation:user-transformed="true">
          <draw:text-box>
            <text:p text:style-name="P10"><text:span text:style-name="T1">Select</text:span></text:p>
          </draw:text-box>
        </draw:frame>
        <draw:frame draw:name="内容占位符 2" presentation:style-name="pr7" draw:text-style-name="P12" draw:layer="layout" svg:width="25.199cm" svg:height="13.858cm" svg:x="1.4cm" svg:y="4.9cm" presentation:class="outline" presentation:user-transformed="true">
          <draw:text-box>
            <text:list text:style-name="L4">
              <text:list-item>
                <text:p text:style-name="P11"><text:span text:style-name="T5">select(coverage, difference) -&gt; test cases.</text:span></text:p>
              </text:list-item>
              <text:list-item>
                <text:p text:style-name="P11"><text:span text:style-name="T5">Rerun them.</text:span></text:p>
              </text:list-item>
            </text:list>
          </draw:text-box>
        </draw:frame>
        <draw:frame draw:name="日期占位符 4" presentation:style-name="pr22" draw:text-style-name="P6" draw:layer="layout" svg:width="6.533cm" svg:height="1.117cm" svg:x="1.4cm" svg:y="19.464cm" presentation:class="date-time" presentation:user-transformed="true">
          <draw:text-box>
            <text:p text:style-name="P5"><text:span text:style-name="T3"><text:date style:data-style-name="D1" text:date-value="2016-07-23">7/23/16</text:date></text:span></text:p>
          </draw:text-box>
        </draw:frame>
        <presentation:notes draw:style-name="dp3">
          <draw:page-thumbnail draw:style-name="gr1" draw:layer="layout" svg:width="14.392cm" svg:height="10.476cm" svg:x="3.598cm" svg:y="2.123cm" draw:page-number="12" presentation:class="page"/>
          <draw:frame presentation:style-name="pr1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标题和内容" presentation:presentation-page-layout-name="AL2T11">
        <draw:frame draw:name="标题 1" presentation:style-name="pr6" draw:text-style-name="P2" draw:layer="layout" svg:width="25.199cm" svg:height="2.822cm" svg:x="1.4cm" svg:y="0.841cm" presentation:class="title" presentation:user-transformed="true">
          <draw:text-box>
            <text:p text:style-name="P10"><text:span text:style-name="T1">Agenda</text:span></text:p>
          </draw:text-box>
        </draw:frame>
        <draw:frame draw:name="内容占位符 2" presentation:style-name="pr7" draw:text-style-name="P12" draw:layer="layout" svg:width="25.199cm" svg:height="13.858cm" svg:x="1.4cm" svg:y="4.9cm" presentation:class="outline" presentation:user-transformed="true">
          <draw:text-box>
            <text:list text:style-name="L4">
              <text:list-item>
                <text:p text:style-name="P11"><text:span text:style-name="T5">Introduction</text:span></text:p>
              </text:list-item>
              <text:list-item>
                <text:p text:style-name="P11"><text:span text:style-name="T5">Design</text:span></text:p>
              </text:list-item>
            </text:list>
            <text:list text:style-name="L5">
              <text:list-item>
                <text:p text:style-name="P11"><text:span text:style-name="T5">User interface <text:s/>&lt;=</text:span></text:p>
              </text:list-item>
            </text:list>
            <text:list text:style-name="L4">
              <text:list-item>
                <text:p text:style-name="P11"><text:span text:style-name="T5">Evaluation</text:span></text:p>
              </text:list-item>
              <text:list-item>
                <text:p text:style-name="P11"><text:span text:style-name="T5">Demo</text:span></text:p>
              </text:list-item>
              <text:list-item>
                <text:p text:style-name="P11"><text:span text:style-name="T5">Future Work</text:span></text:p>
              </text:list-item>
            </text:list>
          </draw:text-box>
        </draw:frame>
        <draw:frame draw:name="日期占位符 4" presentation:style-name="pr23" draw:text-style-name="P6" draw:layer="layout" svg:width="6.533cm" svg:height="1.117cm" svg:x="1.4cm" svg:y="19.464cm" presentation:class="date-time" presentation:user-transformed="true">
          <draw:text-box>
            <text:p text:style-name="P5"><text:span text:style-name="T3"><text:date style:data-style-name="D1" text:date-value="2016-07-23">7/23/16</text:date></text:span></text:p>
          </draw:text-box>
        </draw:frame>
        <presentation:notes draw:style-name="dp3">
          <draw:page-thumbnail draw:style-name="gr1" draw:layer="layout" svg:width="15.83cm" svg:height="11.524cm" svg:x="4.318cm" svg:y="2.335cm" draw:page-number="13" presentation:class="page"/>
          <draw:frame presentation:style-name="pr9" draw:text-style-name="P1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4" draw:style-name="dp1" draw:master-page-name="标题和内容" presentation:presentation-page-layout-name="AL2T11">
        <draw:frame draw:name="标题 1" presentation:style-name="pr6" draw:text-style-name="P2" draw:layer="layout" svg:width="25.199cm" svg:height="2.822cm" svg:x="1.4cm" svg:y="0.841cm" presentation:class="title" presentation:user-transformed="true">
          <draw:text-box>
            <text:p text:style-name="P10"><text:span text:style-name="T1">Installation</text:span></text:p>
          </draw:text-box>
        </draw:frame>
        <draw:frame draw:name="内容占位符 2" presentation:style-name="pr7" draw:text-style-name="P12" draw:layer="layout" svg:width="25.199cm" svg:height="13.858cm" svg:x="1.4cm" svg:y="4.9cm" presentation:class="outline" presentation:user-transformed="true">
          <draw:text-box>
            <text:list text:style-name="L4">
              <text:list-item>
                <text:p text:style-name="P11"><text:span text:style-name="T5">Extract the zip/tar.</text:span></text:p>
              </text:list-item>
              <text:list-item>
                <text:p text:style-name="P11"><text:span text:style-name="T5">Add the extracted directory into PATH.</text:span></text:p>
              </text:list-item>
              <text:list-item>
                <text:p text:style-name="P11"><text:span text:style-name="T5">Nothing more.</text:span></text:p>
              </text:list-item>
            </text:list>
          </draw:text-box>
        </draw:frame>
        <draw:frame draw:name="日期占位符 4" presentation:style-name="pr24" draw:text-style-name="P6" draw:layer="layout" svg:width="6.533cm" svg:height="1.117cm" svg:x="1.4cm" svg:y="19.464cm" presentation:class="date-time" presentation:user-transformed="true">
          <draw:text-box>
            <text:p text:style-name="P5"><text:span text:style-name="T3"><text:date style:data-style-name="D1" text:date-value="2016-07-23">7/23/16</text:date></text:span></text:p>
          </draw:text-box>
        </draw:frame>
        <presentation:notes draw:style-name="dp3">
          <draw:page-thumbnail draw:style-name="gr1" draw:layer="layout" svg:width="14.392cm" svg:height="10.476cm" svg:x="3.598cm" svg:y="2.123cm" draw:page-number="14" presentation:class="page"/>
          <draw:frame presentation:style-name="pr1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标题和内容" presentation:presentation-page-layout-name="AL2T11">
        <draw:frame draw:name="标题 1" presentation:style-name="pr6" draw:text-style-name="P2" draw:layer="layout" svg:width="25.199cm" svg:height="2.822cm" svg:x="1.4cm" svg:y="0.841cm" presentation:class="title" presentation:user-transformed="true">
          <draw:text-box>
            <text:p text:style-name="P10"><text:span text:style-name="T1">Command</text:span></text:p>
          </draw:text-box>
        </draw:frame>
        <draw:frame draw:name="内容占位符 2" presentation:style-name="pr7" draw:text-style-name="P12" draw:layer="layout" svg:width="25.199cm" svg:height="13.858cm" svg:x="1.4cm" svg:y="4.9cm" presentation:class="outline" presentation:user-transformed="true">
          <draw:text-box>
            <text:list text:style-name="L4">
              <text:list-item>
                <text:p text:style-name="P11"><text:span text:style-name="T5">Iutc -i</text:span></text:p>
                <text:list>
                  <text:list-item>
                    <text:p><text:span text:style-name="T5">Initialize a config template in the current directory. Fill it.</text:span></text:p>
                  </text:list-item>
                </text:list>
              </text:list-item>
              <text:list-item>
                <text:p><text:span text:style-name="T5">Iutc -c</text:span></text:p>
                <text:list>
                  <text:list-item>
                    <text:p><text:span text:style-name="T5">Generate a .db file that records the coverage and project version.</text:span></text:p>
                  </text:list-item>
                </text:list>
              </text:list-item>
              <text:list-item>
                <text:p><text:span text:style-name="T5">Iutc -s</text:span></text:p>
                <text:list>
                  <text:list-item>
                    <text:p><text:span text:style-name="T5">Select affected test cases and rerun.</text:span></text:p>
                  </text:list-item>
                </text:list>
              </text:list-item>
            </text:list>
          </draw:text-box>
        </draw:frame>
        <draw:frame draw:name="日期占位符 4" presentation:style-name="pr25" draw:text-style-name="P6" draw:layer="layout" svg:width="6.533cm" svg:height="1.117cm" svg:x="1.4cm" svg:y="19.464cm" presentation:class="date-time" presentation:user-transformed="true">
          <draw:text-box>
            <text:p text:style-name="P5"><text:span text:style-name="T3"><text:date style:data-style-name="D1" text:date-value="2016-07-23">7/23/16</text:date></text:span></text:p>
          </draw:text-box>
        </draw:frame>
        <presentation:notes draw:style-name="dp3">
          <draw:page-thumbnail draw:style-name="gr1" draw:layer="layout" svg:width="14.392cm" svg:height="10.476cm" svg:x="3.598cm" svg:y="2.123cm" draw:page-number="15" presentation:class="page"/>
          <draw:frame presentation:style-name="pr1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标题和内容" presentation:presentation-page-layout-name="AL2T11">
        <draw:frame draw:name="标题 1" presentation:style-name="pr6" draw:text-style-name="P2" draw:layer="layout" svg:width="25.199cm" svg:height="2.822cm" svg:x="1.4cm" svg:y="0.841cm" presentation:class="title" presentation:user-transformed="true">
          <draw:text-box>
            <text:p text:style-name="P10"><text:span text:style-name="T1">Command(2)</text:span></text:p>
          </draw:text-box>
        </draw:frame>
        <draw:frame draw:name="内容占位符 2" presentation:style-name="pr7" draw:text-style-name="P12" draw:layer="layout" svg:width="25.199cm" svg:height="13.858cm" svg:x="1.4cm" svg:y="4.9cm" presentation:class="outline" presentation:user-transformed="true">
          <draw:text-box>
            <text:list text:style-name="L4">
              <text:list-item>
                <text:p text:style-name="P11"><text:span text:style-name="T5">Iutc -h</text:span></text:p>
                <text:list>
                  <text:list-item>
                    <text:p><text:span text:style-name="T5">Print help information.</text:span></text:p>
                  </text:list-item>
                </text:list>
              </text:list-item>
            </text:list>
          </draw:text-box>
        </draw:frame>
        <draw:frame draw:name="日期占位符 4" presentation:style-name="pr26" draw:text-style-name="P6" draw:layer="layout" svg:width="6.533cm" svg:height="1.117cm" svg:x="1.4cm" svg:y="19.464cm" presentation:class="date-time" presentation:user-transformed="true">
          <draw:text-box>
            <text:p text:style-name="P5"><text:span text:style-name="T3"><text:date style:data-style-name="D1" text:date-value="2016-07-23">7/23/16</text:date></text:span></text:p>
          </draw:text-box>
        </draw:frame>
        <presentation:notes draw:style-name="dp3">
          <draw:page-thumbnail draw:style-name="gr1" draw:layer="layout" svg:width="14.392cm" svg:height="10.476cm" svg:x="3.598cm" svg:y="2.123cm" draw:page-number="16" presentation:class="page"/>
          <draw:frame presentation:style-name="pr1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标题和内容" presentation:presentation-page-layout-name="AL2T11">
        <draw:frame draw:name="标题 1" presentation:style-name="pr6" draw:text-style-name="P2" draw:layer="layout" svg:width="25.199cm" svg:height="2.822cm" svg:x="1.4cm" svg:y="0.841cm" presentation:class="title" presentation:user-transformed="true">
          <draw:text-box>
            <text:p text:style-name="P10"><text:span text:style-name="T1">Agenda</text:span></text:p>
          </draw:text-box>
        </draw:frame>
        <draw:frame draw:name="内容占位符 2" presentation:style-name="pr7" draw:text-style-name="P12" draw:layer="layout" svg:width="25.199cm" svg:height="13.858cm" svg:x="1.4cm" svg:y="4.9cm" presentation:class="outline" presentation:user-transformed="true">
          <draw:text-box>
            <text:list text:style-name="L4">
              <text:list-item>
                <text:p text:style-name="P11"><text:span text:style-name="T5">Introduction</text:span></text:p>
              </text:list-item>
              <text:list-item>
                <text:p text:style-name="P11"><text:span text:style-name="T5">Design</text:span></text:p>
              </text:list-item>
            </text:list>
            <text:list text:style-name="L5">
              <text:list-item>
                <text:p text:style-name="P11"><text:span text:style-name="T5">User interface</text:span></text:p>
              </text:list-item>
            </text:list>
            <text:list text:style-name="L4">
              <text:list-item>
                <text:p text:style-name="P11"><text:span text:style-name="T5">Evaluation <text:s/>&lt;=</text:span></text:p>
              </text:list-item>
              <text:list-item>
                <text:p text:style-name="P11"><text:span text:style-name="T5">Demo</text:span></text:p>
              </text:list-item>
              <text:list-item>
                <text:p text:style-name="P11"><text:span text:style-name="T5">Future Work</text:span></text:p>
              </text:list-item>
            </text:list>
          </draw:text-box>
        </draw:frame>
        <draw:frame draw:name="日期占位符 4" presentation:style-name="pr27" draw:text-style-name="P6" draw:layer="layout" svg:width="6.533cm" svg:height="1.117cm" svg:x="1.4cm" svg:y="19.464cm" presentation:class="date-time" presentation:user-transformed="true">
          <draw:text-box>
            <text:p text:style-name="P5"><text:span text:style-name="T3"><text:date style:data-style-name="D1" text:date-value="2016-07-23">7/23/16</text:date></text:span></text:p>
          </draw:text-box>
        </draw:frame>
        <presentation:notes draw:style-name="dp3">
          <draw:page-thumbnail draw:style-name="gr1" draw:layer="layout" svg:width="15.83cm" svg:height="11.524cm" svg:x="4.318cm" svg:y="2.335cm" draw:page-number="17" presentation:class="page"/>
          <draw:frame presentation:style-name="pr9" draw:text-style-name="P1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8" draw:style-name="dp1" draw:master-page-name="标题和内容" presentation:presentation-page-layout-name="AL2T11">
        <draw:frame draw:name="标题 1" presentation:style-name="pr6" draw:text-style-name="P2" draw:layer="layout" svg:width="25.199cm" svg:height="2.822cm" svg:x="1.4cm" svg:y="0.841cm" presentation:class="title" presentation:user-transformed="true">
          <draw:text-box>
            <text:p text:style-name="P10"><text:span text:style-name="T1">Future Work</text:span></text:p>
          </draw:text-box>
        </draw:frame>
        <draw:frame draw:name="内容占位符 2" presentation:style-name="pr7" draw:text-style-name="P12" draw:layer="layout" svg:width="25.199cm" svg:height="13.858cm" svg:x="1.4cm" svg:y="4.9cm" presentation:class="outline" presentation:user-transformed="true">
          <draw:text-box>
            <text:list text:style-name="L4">
              <text:list-item>
                <text:p text:style-name="P11"><text:span text:style-name="T5">Support smooth multi-version evolution. Now the demo are based on two version.</text:span></text:p>
              </text:list-item>
              <text:list-item>
                <text:p text:style-name="P11"><text:span text:style-name="T5">Idendify and analyse more special cases when comparing versions of codes.</text:span></text:p>
              </text:list-item>
              <text:list-item>
                <text:p text:style-name="P11"><text:span text:style-name="T5">Integration with version control system.</text:span></text:p>
              </text:list-item>
            </text:list>
          </draw:text-box>
        </draw:frame>
        <draw:frame draw:name="日期占位符 4" presentation:style-name="pr28" draw:text-style-name="P6" draw:layer="layout" svg:width="6.533cm" svg:height="1.117cm" svg:x="1.4cm" svg:y="19.464cm" presentation:class="date-time" presentation:user-transformed="true">
          <draw:text-box>
            <text:p text:style-name="P5"><text:span text:style-name="T3"><text:date style:data-style-name="D1" text:date-value="2016-07-23">7/23/16</text:date></text:span></text:p>
          </draw:text-box>
        </draw:frame>
        <presentation:notes draw:style-name="dp3">
          <draw:page-thumbnail draw:style-name="gr1" draw:layer="layout" svg:width="14.392cm" svg:height="10.476cm" svg:x="3.598cm" svg:y="2.123cm" draw:page-number="18" presentation:class="page"/>
          <draw:frame presentation:style-name="pr1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bfecff" draw:end-color="#e6f7ff" draw:start-intensity="100%" draw:end-intensity="100%" draw:angle="1800" draw:border="0%"/>
    <draw:gradient draw:name="Gradient_20_3" draw:display-name="Gradient 3" draw:style="linear" draw:start-color="#e3fbc2" draw:end-color="#f4ffe6" draw:start-intensity="100%" draw:end-intensity="100%" draw:angle="1800" draw:border="0%"/>
    <draw:gradient draw:name="Gradient_20_5" draw:display-name="Gradient 5" draw:style="linear" draw:start-color="#bfd4fe" draw:end-color="#e5efff" draw:start-intensity="100%" draw:end-intensity="100%" draw:angle="1800" draw:border="0%"/>
    <draw:gradient draw:name="Gradient_20_6" draw:display-name="Gradient 6" draw:style="linear" draw:start-color="#d9caee" draw:end-color="#f1eaf8" draw:start-intensity="100%" draw:end-intensity="100%" draw:angle="18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6" draw:display-name="Dashed (var) 6" draw:style="rect" draw:dots2="1" draw:dots2-length="0.10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标题和内容-background" style:family="presentation">
      <style:graphic-properties draw:stroke="none" draw:fill="solid" draw:fill-color="#ffffff"/>
      <style:text-properties style:letter-kerning="true"/>
    </style:style>
    <style:style style:name="标题和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和内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标题和内容-outline1" style:family="presentation">
      <style:graphic-properties draw:stroke="none" draw:fill="none" draw:auto-grow-height="false" draw:fit-to-size="shrink-to-fit">
        <text:list-style style:name="标题和内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zh" fo:country="CN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标题和内容-outline2" style:family="presentation" style:parent-style-name="标题和内容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标题和内容-outline3" style:family="presentation" style:parent-style-name="标题和内容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标题和内容-outline4" style:family="presentation" style:parent-style-name="标题和内容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标题和内容-outline5" style:family="presentation" style:parent-style-name="标题和内容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标题和内容-outline6" style:family="presentation" style:parent-style-name="标题和内容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标题和内容-outline7" style:family="presentation" style:parent-style-name="标题和内容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标题和内容-outline8" style:family="presentation" style:parent-style-name="标题和内容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标题和内容-outline9" style:family="presentation" style:parent-style-name="标题和内容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标题和内容-subtitle" style:family="presentation">
      <style:graphic-properties draw:stroke="none" draw:fill="none" draw:textarea-vertical-align="middle">
        <text:list-style style:name="标题和内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和内容-title" style:family="presentation">
      <style:graphic-properties draw:stroke="none" draw:fill="none" draw:textarea-vertical-align="middle">
        <text:list-style style:name="标题和内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1.8999996185303pt" fo:letter-spacing="normal" fo:language="zh" fo:country="CN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标题幻灯片-background" style:family="presentation">
      <style:graphic-properties draw:stroke="none" draw:fill="solid" draw:fill-color="#ffffff"/>
      <style:text-properties style:letter-kerning="true"/>
    </style:style>
    <style:style style:name="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标题幻灯片-outline1" style:family="presentation">
      <style:graphic-properties draw:stroke="none" draw:fill="none" draw:auto-grow-height="false" draw:fit-to-size="shrink-to-fit">
        <text:list-style style:name="标题幻灯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zh" fo:country="CN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标题幻灯片-outline2" style:family="presentation" style:parent-style-name="标题幻灯片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标题幻灯片-outline3" style:family="presentation" style:parent-style-name="标题幻灯片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标题幻灯片-outline4" style:family="presentation" style:parent-style-name="标题幻灯片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标题幻灯片-outline5" style:family="presentation" style:parent-style-name="标题幻灯片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标题幻灯片-outline6" style:family="presentation" style:parent-style-name="标题幻灯片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标题幻灯片-outline7" style:family="presentation" style:parent-style-name="标题幻灯片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标题幻灯片-outline8" style:family="presentation" style:parent-style-name="标题幻灯片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标题幻灯片-outline9" style:family="presentation" style:parent-style-name="标题幻灯片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标题幻灯片-subtitle" style:family="presentation">
      <style:graphic-properties draw:stroke="none" draw:fill="none" draw:textarea-vertical-align="middle">
        <text:list-style style:name="标题幻灯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幻灯片-title" style:family="presentation">
      <style:graphic-properties draw:stroke="none" draw:fill="none" draw:textarea-vertical-align="middle">
        <text:list-style style:name="标题幻灯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1.8999996185303pt" fo:letter-spacing="normal" fo:language="zh" fo:country="CN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标题和内容_5f_-background" style:display-name="标题和内容_-background" style:family="presentation">
      <style:graphic-properties draw:stroke="none" draw:fill="solid" draw:fill-color="#ffffff"/>
      <style:text-properties style:letter-kerning="true"/>
    </style:style>
    <style:style style:name="标题和内容_5f_-backgroundobjects" style:display-name="标题和内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和内容_5f_-notes" style:display-name="标题和内容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标题和内容_5f_-outline1" style:display-name="标题和内容_-outline1" style:family="presentation">
      <style:graphic-properties draw:stroke="none" draw:fill="none" draw:auto-grow-height="false" draw:fit-to-size="shrink-to-fit">
        <text:list-style style:name="标题和内容_5f_-outline1" style:display-name="标题和内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zh" fo:country="CN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标题和内容_5f_-outline2" style:display-name="标题和内容_-outline2" style:family="presentation" style:parent-style-name="标题和内容_5f_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标题和内容_5f_-outline3" style:display-name="标题和内容_-outline3" style:family="presentation" style:parent-style-name="标题和内容_5f_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标题和内容_5f_-outline4" style:display-name="标题和内容_-outline4" style:family="presentation" style:parent-style-name="标题和内容_5f_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标题和内容_5f_-outline5" style:display-name="标题和内容_-outline5" style:family="presentation" style:parent-style-name="标题和内容_5f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标题和内容_5f_-outline6" style:display-name="标题和内容_-outline6" style:family="presentation" style:parent-style-name="标题和内容_5f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标题和内容_5f_-outline7" style:display-name="标题和内容_-outline7" style:family="presentation" style:parent-style-name="标题和内容_5f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标题和内容_5f_-outline8" style:display-name="标题和内容_-outline8" style:family="presentation" style:parent-style-name="标题和内容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标题和内容_5f_-outline9" style:display-name="标题和内容_-outline9" style:family="presentation" style:parent-style-name="标题和内容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标题和内容_5f_-subtitle" style:display-name="标题和内容_-subtitle" style:family="presentation">
      <style:graphic-properties draw:stroke="none" draw:fill="none" draw:textarea-vertical-align="middle">
        <text:list-style style:name="标题和内容_5f_-subtitle" style:display-name="标题和内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和内容_5f_-title" style:display-name="标题和内容_-title" style:family="presentation">
      <style:graphic-properties draw:stroke="none" draw:fill="none" draw:textarea-vertical-align="middle">
        <text:list-style style:name="标题和内容_5f_-title" style:display-name="标题和内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1.8999996185303pt" fo:letter-spacing="normal" fo:language="zh" fo:country="CN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标题和内容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标题和内容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标题和内容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标题和内容-backgroundobjects">
      <style:graphic-properties draw:stroke="none" draw:fill="none" draw:fill-color="#ffffff" draw:auto-grow-height="false" fo:min-height="1.27cm"/>
    </style:style>
    <style:style style:name="Mpr8" style:family="presentation" style:parent-style-name="标题和内容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标题幻灯片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标题幻灯片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标题幻灯片-backgroundobjects">
      <style:graphic-properties draw:stroke="none" draw:fill="none" draw:fill-color="#ffffff" draw:auto-grow-height="false" fo:min-height="1.397cm"/>
    </style:style>
    <style:style style:name="Mpr12" style:family="presentation" style:parent-style-name="标题幻灯片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标题和内容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4" style:family="presentation" style:parent-style-name="标题和内容_5f_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标题和内容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标题和内容_5f_-backgroundobjects">
      <style:graphic-properties draw:stroke="none" draw:fill="none" draw:fill-color="#ffffff" draw:auto-grow-height="false" fo:min-height="1.27cm"/>
    </style:style>
    <style:style style:name="Mpr17" style:family="presentation" style:parent-style-name="标题和内容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44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标题和内容" style:page-layout-name="PM1" draw:style-name="Mdp2">
      <draw:frame draw:name="标题 1" presentation:style-name="Mpr4" draw:text-style-name="MP5" draw:layer="backgroundobjects" svg:width="25.199cm" svg:height="2.822cm" svg:x="1.4cm" svg:y="0.841cm" presentation:class="title" presentation:user-transformed="true">
        <draw:text-box>
          <text:p text:style-name="MP4"><text:span text:style-name="MT2">Click to edit the title text format</text:span><text:span text:style-name="MT2">单击此处编辑母版标题样式</text:span></text:p>
        </draw:text-box>
      </draw:frame>
      <draw:frame draw:name="内容占位符 2" presentation:style-name="Mpr5" draw:text-style-name="MP11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3">Seventh Outline Level</text:span><text:span text:style-name="MT3">单击此处编辑母版文本样式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4">第二级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5">第三级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6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3" presentation:style-name="Mpr6" draw:text-style-name="MP13" draw:layer="backgroundobjects" svg:width="6.533cm" svg:height="1.117cm" svg:x="1.4cm" svg:y="19.464cm" presentation:class="date-time" presentation:user-transformed="true">
        <draw:text-box>
          <text:p text:style-name="MP12"><text:span text:style-name="MT7"><text:date style:data-style-name="D1" text:date-value="2016-07-23">7/23/16</text:date></text:span></text:p>
        </draw:text-box>
      </draw:frame>
      <draw:frame draw:name="页脚占位符 4" presentation:style-name="Mpr6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灯片编号占位符 5" presentation:style-name="Mpr6" draw:text-style-name="MP13" draw:layer="backgroundobjects" svg:width="6.533cm" svg:height="1.117cm" svg:x="20.066cm" svg:y="19.464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draw:page-thumbnail presentation:style-name="标题和内容-title" draw:layer="backgroundobjects" svg:width="14.392cm" svg:height="10.476cm" svg:x="3.598cm" svg:y="2.123cm" presentation:class="page"/>
        <draw:frame presentation:style-name="标题和内容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标题幻灯片" style:page-layout-name="PM1" draw:style-name="Mdp2">
      <draw:frame draw:name="标题 1" presentation:style-name="Mpr9" draw:text-style-name="MP5" draw:layer="backgroundobjects" svg:width="23.799cm" svg:height="4.5cm" svg:x="2.1cm" svg:y="6.523cm" presentation:class="title" presentation:user-transformed="true">
        <draw:text-box>
          <text:p text:style-name="MP15"><text:span text:style-name="MT8">Click to edit the title text format</text:span><text:span text:style-name="MT8">单击此处编辑母版标题样式</text:span></text:p>
        </draw:text-box>
      </draw:frame>
      <draw:frame draw:name="日期占位符 3" presentation:style-name="Mpr10" draw:text-style-name="MP13" draw:layer="backgroundobjects" svg:width="6.533cm" svg:height="1.117cm" svg:x="1.4cm" svg:y="19.464cm" presentation:class="date-time" presentation:user-transformed="true">
        <draw:text-box>
          <text:p text:style-name="MP12"><text:span text:style-name="MT7"><text:date style:data-style-name="D1" text:date-value="2016-07-23">7/23/16</text:date></text:span></text:p>
        </draw:text-box>
      </draw:frame>
      <draw:frame draw:name="页脚占位符 4" presentation:style-name="Mpr10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灯片编号占位符 5" presentation:style-name="Mpr10" draw:text-style-name="MP13" draw:layer="backgroundobjects" svg:width="6.533cm" svg:height="1.117cm" svg:x="20.066cm" svg:y="19.464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draw:frame presentation:style-name="标题幻灯片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标题幻灯片-title" draw:layer="backgroundobjects" svg:width="15.83cm" svg:height="11.524cm" svg:x="4.318cm" svg:y="2.335cm" presentation:class="page"/>
        <draw:frame presentation:style-name="标题幻灯片-notes" draw:layer="backgroundobjects" svg:width="19.574cm" svg:height="13.829cm" svg:x="2.446cm" svg:y="14.598cm" presentation:class="notes" presentation:placeholder="true">
          <draw:text-box/>
        </draw:frame>
        <draw:frame presentation:style-name="Mpr11" draw:text-style-name="MP1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10.618cm" svg:height="1.536cm" svg:x="13.84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10.618cm" svg:height="1.536cm" svg:x="13.849cm" svg:y="29.19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标题和内容_5f_" style:display-name="标题和内容_" style:page-layout-name="PM1" draw:style-name="Mdp2">
      <draw:frame draw:name="标题 1" presentation:style-name="Mpr13" draw:text-style-name="MP5" draw:layer="backgroundobjects" svg:width="25.199cm" svg:height="2.822cm" svg:x="1.4cm" svg:y="0.841cm" presentation:class="title" presentation:user-transformed="true">
        <draw:text-box>
          <text:p text:style-name="MP4"><text:span text:style-name="MT2">Click to edit the title text format</text:span><text:span text:style-name="MT2">单击此处编辑母版标题样式</text:span></text:p>
        </draw:text-box>
      </draw:frame>
      <draw:frame draw:name="内容占位符 2" presentation:style-name="Mpr14" draw:text-style-name="MP11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3">Seventh Outline Level</text:span><text:span text:style-name="MT3">单击此处编辑母版文本样式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4">第二级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5">第三级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6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3" presentation:style-name="Mpr15" draw:text-style-name="MP13" draw:layer="backgroundobjects" svg:width="6.533cm" svg:height="1.117cm" svg:x="1.4cm" svg:y="19.464cm" presentation:class="date-time" presentation:user-transformed="true">
        <draw:text-box>
          <text:p text:style-name="MP12"><text:span text:style-name="MT7"><text:date style:data-style-name="D1" text:date-value="2016-07-23">7/23/16</text:date></text:span></text:p>
        </draw:text-box>
      </draw:frame>
      <draw:frame draw:name="页脚占位符 4" presentation:style-name="Mpr15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灯片编号占位符 5" presentation:style-name="Mpr15" draw:text-style-name="MP13" draw:layer="backgroundobjects" svg:width="6.533cm" svg:height="1.117cm" svg:x="20.066cm" svg:y="19.464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draw:page-thumbnail presentation:style-name="标题和内容_5f_-title" draw:layer="backgroundobjects" svg:width="14.392cm" svg:height="10.476cm" svg:x="3.598cm" svg:y="2.123cm" presentation:class="page"/>
        <draw:frame presentation:style-name="标题和内容_5f_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3T18:24:50.149995507</meta:creation-date>
    <dc:date>2016-07-23T20:00:22.271247611</dc:date>
    <meta:editing-duration>PT1H18M4S</meta:editing-duration>
    <meta:editing-cycles>16</meta:editing-cycles>
    <meta:generator>LibreOffice/4.3.3.2$Linux_X86_64 LibreOffice_project/430m0$Build-2</meta:generator>
    <meta:document-statistic meta:object-count="205"/>
  </office:meta>
</office:document-meta>
</file>